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officeooo:paragraph-rsid="0004bdee"/>
    </style:style>
    <style:style style:name="P2" style:family="paragraph" style:parent-style-name="Standard">
      <style:text-properties style:use-window-font-color="true" loext:opacity="0%" officeooo:rsid="0004bdee" officeooo:paragraph-rsid="0004bdee"/>
    </style:style>
    <style:style style:name="P3" style:family="paragraph" style:parent-style-name="Standard">
      <style:text-properties style:use-window-font-color="true" loext:opacity="0%" officeooo:rsid="00064250" officeooo:paragraph-rsid="00082eba"/>
    </style:style>
    <style:style style:name="P4" style:family="paragraph" style:parent-style-name="Standard">
      <style:text-properties style:use-window-font-color="true" loext:opacity="0%" officeooo:rsid="00082eba" officeooo:paragraph-rsid="000b0e97"/>
    </style:style>
    <style:style style:name="P5" style:family="paragraph" style:parent-style-name="Standard">
      <style:text-properties style:use-window-font-color="true" loext:opacity="0%" officeooo:rsid="000b0e97" officeooo:paragraph-rsid="000b0e97"/>
    </style:style>
    <style:style style:name="P6" style:family="paragraph" style:parent-style-name="Standard">
      <style:text-properties style:use-window-font-color="true" loext:opacity="0%" officeooo:rsid="000c3932" officeooo:paragraph-rsid="000c3932"/>
    </style:style>
    <style:style style:name="P7" style:family="paragraph" style:parent-style-name="Standard">
      <style:text-properties style:use-window-font-color="true" loext:opacity="0%" officeooo:rsid="000c3932" officeooo:paragraph-rsid="000e338f"/>
    </style:style>
    <style:style style:name="P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officeooo:rsid="0004bdee" officeooo:paragraph-rsid="0004bdee" fo:background-color="transparent"/>
    </style:style>
    <style:style style:name="P9" style:family="paragraph" style:parent-style-name="Standard">
      <style:text-properties officeooo:rsid="000e338f" officeooo:paragraph-rsid="000932fd"/>
    </style:style>
    <style:style style:name="P10" style:family="paragraph" style:parent-style-name="Standard">
      <style:text-properties officeooo:rsid="000e338f" officeooo:paragraph-rsid="000e338f"/>
    </style:style>
    <style:style style:name="P11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4bdee" style:font-size-asian="10pt" style:font-style-asian="normal" style:font-weight-asian="normal"/>
    </style:style>
    <style:style style:name="P12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82eba" style:font-size-asian="10pt" style:font-style-asian="normal" style:font-weight-asian="normal"/>
    </style:style>
    <style:style style:name="P13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b0e97" style:font-size-asian="10pt" style:font-style-asian="normal" style:font-weight-asian="normal"/>
    </style:style>
    <style:style style:name="P14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932fd" style:font-size-asian="10pt" style:font-style-asian="normal" style:font-weight-asian="normal"/>
    </style:style>
    <style:style style:name="P15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c3932" style:font-size-asian="10pt" style:font-style-asian="normal" style:font-weight-asian="normal"/>
    </style:style>
    <style:style style:name="P16" style:family="paragraph" style:parent-style-name="Standard">
      <style:text-properties style:use-window-font-color="true" loext:opacity="0%" style:font-name="JetBrains Mono" fo:font-size="10pt" fo:font-style="normal" fo:font-weight="normal" officeooo:rsid="00064250" officeooo:paragraph-rsid="00064250" style:font-size-asian="10pt" style:font-style-asian="normal" style:font-weight-asian="normal"/>
    </style:style>
    <style:style style:name="P17" style:family="paragraph" style:parent-style-name="Standard">
      <style:text-properties officeooo:rsid="000e338f" officeooo:paragraph-rsid="000e338f"/>
    </style:style>
    <style:style style:name="P18" style:family="paragraph" style:parent-style-name="Standard">
      <style:text-properties officeooo:rsid="000f9e4a" officeooo:paragraph-rsid="000f9e4a"/>
    </style:style>
    <style:style style:name="T1" style:family="text">
      <style:text-properties officeooo:rsid="0004bdee"/>
    </style:style>
    <style:style style:name="T2" style:family="text">
      <style:text-properties officeooo:rsid="00082eba"/>
    </style:style>
    <style:style style:name="T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style:font-name="JetBrains Mono" fo:font-size="10pt" fo:font-style="normal" fo:font-weight="normal" officeooo:rsid="0004bdee" style:font-size-asian="10pt" style:font-style-asian="normal" style:font-weight-asian="normal"/>
    </style:style>
    <style:style style:name="T5" style:family="text">
      <style:text-properties style:font-name="JetBrains Mono" fo:font-size="10pt" fo:font-style="normal" fo:font-weight="normal" officeooo:rsid="00082eba" style:font-size-asian="10pt" style:font-style-asian="normal" style:font-weight-asian="normal"/>
    </style:style>
    <style:style style:name="T6" style:family="text">
      <style:text-properties style:font-name="JetBrains Mono" fo:font-size="10pt" fo:font-style="normal" fo:font-weight="normal" officeooo:rsid="000932fd" style:font-size-asian="10pt" style:font-style-asian="normal" style:font-weight-asian="normal"/>
    </style:style>
    <style:style style:name="T7" style:family="text">
      <style:text-properties style:font-name="JetBrains Mono" fo:font-size="10pt" fo:font-style="normal" fo:font-weight="normal" officeooo:rsid="000b0e97" style:font-size-asian="10pt" style:font-style-asian="normal" style:font-weight-asian="normal"/>
    </style:style>
    <style:style style:name="T8" style:family="text">
      <style:text-properties style:font-name="JetBrains Mono" fo:font-size="10pt" fo:font-style="normal" fo:font-weight="normal" officeooo:rsid="000e338f" style:font-size-asian="10pt" style:font-style-asian="normal" style:font-weight-asian="normal"/>
    </style:style>
    <style:style style:name="T9" style:family="text">
      <style:text-properties officeooo:rsid="00112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3"><text:s/>Найдите все натуральные числа (возможно, окружённые буквами);</text:span></text:p>
      <text:p text:style-name="P2"/>
      <text:p text:style-name="P1"><text:span text:style-name="T1">re_one = </text:span><text:span text:style-name="T3">"</text:span><text:span text:style-name="T4">\d+"</text:span></text:p>
      <text:p text:style-name="P11"/>
      <text:p text:style-name="P2">2. Найдите все «слова», написанные капсом (то есть строго заглавными), возможно внутри настоящих слов (аааБББввв);</text:p>
      <text:p text:style-name="P8"><text:span text:style-name="T3">re_two = '[A-Z\А-Я]+'</text:span></text:p>
      <text:p text:style-name="P2"/>
      <text:p text:style-name="P2">3. Найдите слова, в которых есть русская буква, а за ней цифра;</text:p>
      <text:p text:style-name="P2">re_three = <text:span text:style-name="T3">"</text:span>[А-Яёа-яё]\d<text:span text:style-name="T3">"</text:span></text:p>
      <text:p text:style-name="P11"/>
      <text:p text:style-name="P16">4. Найдите все слова, начинающиеся с русской или латинской большой буквы (\b — граница слова);</text:p>
      <text:p text:style-name="P3"><text:span text:style-name="T5">re_four = </text:span><text:span text:style-name="T4">"</text:span><text:span text:style-name="T3">\b[A-ZА-ЯЁ]\w+</text:span><text:span text:style-name="T4">"</text:span></text:p>
      <text:p text:style-name="P12"/>
      <text:p text:style-name="P12">5. Найдите слова, которые начинаются на гласную (\b — граница слова);</text:p>
      <text:p text:style-name="P4"><text:span text:style-name="T6">re_five = </text:span><text:span text:style-name="T4">"\b[АУОИЭЫЯЮЕЁауоиэыяюеёAEIOUY</text:span><text:span text:style-name="T7">aeiouy</text:span><text:span text:style-name="T4">]\w+"</text:span></text:p>
      <text:p text:style-name="P13"/>
      <text:p text:style-name="P12">6. Найдите все натуральные числа, не находящиеся на границе слова;</text:p>
      <text:p text:style-name="P5"><text:span text:style-name="T4">r</text:span><text:span text:style-name="T3">e_six = </text:span><text:span text:style-name="T4">"\B\d\B"</text:span></text:p>
      <text:p text:style-name="P14"/>
      <text:p text:style-name="P13">7. Найдите строчки, в которых есть символ * (. — это точно не конец строки!);</text:p>
      <text:p text:style-name="P6"><text:span text:style-name="T4">r</text:span><text:span text:style-name="T3">e_seven = </text:span><text:span text:style-name="T4">".*\*.*"</text:span></text:p>
      <text:p text:style-name="P15"/>
      <text:p text:style-name="P15">8. Найдите строчки, в которых есть открывающая и когда-нибудь потом закрывающая скобки;</text:p>
      <text:p text:style-name="P6"><text:span text:style-name="T3">re_eight = </text:span><text:span text:style-name="T4">" "</text:span></text:p>
      <text:p text:style-name="P15"/>
      <text:p text:style-name="P7"><text:span text:style-name="T4">9. Выделите одним махом весь кусок оглавления (в конце примера, вместе с тегами</text:span><text:span text:style-name="T8">;</text:span></text:p>
      <text:p text:style-name="P7"><text:span text:style-name="T4">&lt;\w.*?&gt;(.*?)&lt;.*&gt;</text:span></text:p>
      <text:p text:style-name="P9"/>
      <text:p text:style-name="P10">10. Выделите одним махом только текстовую часть оглавления, без тегов;</text:p>
      <text:p text:style-name="P10">&lt;.*?&gt;&lt;/.*?&gt;</text:p>
      <text:p text:style-name="P18">11. Найдите пустые строчки;</text:p>
      <text:p text:style-name="P18">„\s\s“</text:p>
      <text:p text:style-name="P18"/>
      <text:p text:style-name="P18"><text:span text:style-name="T9">12. </text:span>Найти все теги, не включая их содержимое.</text:p>
      <text:p text:style-name="P18">&lt;(/?.*?)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3-16T12:24:05.853378748</dc:date>
    <meta:editing-cycles>7</meta:editing-cycles>
    <meta:editing-duration>PT43M26S</meta:editing-duration>
    <meta:document-statistic meta:table-count="0" meta:image-count="0" meta:object-count="0" meta:page-count="1" meta:paragraph-count="24" meta:word-count="159" meta:character-count="1086" meta:non-whitespace-character-count="947"/>
    <meta:user-defined meta:name="Поле 1"/>
    <meta:user-defined meta:name="Поле 2"/>
    <meta:user-defined meta:name="Поле 3"/>
    <meta:user-defined meta:name="Поле 4"/>
  </office:meta>
</office:document-meta>
</file>